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Noto Sans', 'Noto Sans JP', 'Noto Sans KR', 'Noto Naskh Arabic', 'Noto Sans Thai', 'Noto Sans Hebrew', 'Noto Sans Bengal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5pt" fo:font-weight="normal" style:font-size-asian="15pt" style:font-weight-asian="normal" style:font-size-complex="15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Question 3</text:p>
      <text:p text:style-name="P1"/>
      <text:p text:style-name="P2">A:<text:span text:style-name="T1"> Google began development on HTTP/2 which initially started as SPDY before they began to work along with the Internet Engineering Task Force (IETF). </text:span></text:p>
      <text:p text:style-name="P2"><text:span text:style-name="T1"/></text:p>
      <text:p text:style-name="P2">B: <text:span text:style-name="T1">The IESG approved it to publish as the Proposed Standard on February 17 2015.</text:span></text:p>
      <text:p text:style-name="P2"><text:span text:style-name="T1"/></text:p>
      <text:p text:style-name="P3"><text:span text:style-name="T3">C: </text:span><text:span text:style-name="T2">One of the methods HTTP/2 improves upon is Request and Response Multiplexing. It enables full request and response multiplexing, by allowing the client and server to break down an HTTP into independent frames, interleave them, and then reassemble them on the other end.</text:span></text:p>
      <text:p text:style-name="P3"><text:span text:style-name="T2"/></text:p>
      <text:p text:style-name="P3"><text:span text:style-name="T2">Another way is that HTTP/2 <text:s/>no longer needs a bunch of TCP connections to multiplex streams in parallel. The result of this leads to persistent connections and only one connection per origin is required.</text:span></text:p>
      <text:p text:style-name="P3"><text:span text:style-name="T2"/></text:p>
      <text:p text:style-name="P3"><text:span text:style-name="T2">Last is the method of Server Pushing, which allows the server to send multiple responses for a single client. Not only this, but the server can also push additional resources to the client without the client having to ask for each resource individually from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Noto Sans', 'Noto Sans JP', 'Noto Sans KR', 'Noto Naskh Arabic', 'Noto Sans Thai', 'Noto Sans Hebrew', 'Noto Sans Bengal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Bowden</meta:initial-creator>
    <meta:creation-date>2019-10-01T18:38:15.25</meta:creation-date>
    <meta:document-statistic meta:table-count="0" meta:image-count="0" meta:object-count="0" meta:page-count="1" meta:paragraph-count="6" meta:word-count="167" meta:character-count="998"/>
    <dc:date>2019-10-01T19:48:45.40</dc:date>
    <dc:creator>Lukas Bowden</dc:creator>
    <meta:editing-duration>PT9M58S</meta:editing-duration>
    <meta:editing-cycles>1</meta:editing-cycles>
    <meta:generator>OpenOffice/4.1.6$Win32 OpenOffice.org_project/416m1$Build-9790</meta:generator>
  </office:meta>
</office:document-meta>
</file>